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draw:fill="solid" draw:fill-color="#ff66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99ff66" draw:textarea-vertical-align="middle"/>
    </style:style>
    <style:style style:name="gr6" style:family="graphic" style:parent-style-name="standard">
      <style:graphic-properties draw:fill="solid" draw:fill-color="#66ff00" draw:textarea-vertical-align="middle"/>
    </style:style>
    <style:style style:name="gr7" style:family="graphic" style:parent-style-name="standard">
      <style:graphic-properties draw:fill="solid" draw:fill-color="#ff33ff" draw:textarea-vertical-align="middle"/>
    </style:style>
    <style:style style:name="gr8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87cm" svg:height="1.159cm" svg:x="2.8cm" svg:y="11.999cm">
          <text:p text:style-name="P1">Home</text:p>
        </draw:rect>
        <draw:rect draw:style-name="gr2" draw:text-style-name="P1" draw:layer="layout" svg:width="3.087cm" svg:height="1.16cm" svg:x="5.299cm" svg:y="17.112cm">
          <text:p text:style-name="P1"><text:s/>About</text:p>
        </draw:rect>
        <draw:rect draw:style-name="gr3" draw:text-style-name="P1" draw:layer="layout" svg:width="3.087cm" svg:height="1.159cm" svg:x="18.977cm" svg:y="13.688cm">
          <text:p text:style-name="P1">Profile</text:p>
        </draw:rect>
        <draw:line draw:style-name="gr4" draw:text-style-name="P1" draw:layer="layout" svg:x1="5.887cm" svg:y1="12.612cm" svg:x2="15.957cm" svg:y2="12.612cm">
          <text:p/>
        </draw:line>
        <draw:line draw:style-name="gr4" draw:text-style-name="P1" draw:layer="layout" svg:x1="15.958cm" svg:y1="12.612cm" svg:x2="15.958cm" svg:y2="13.635cm">
          <text:p/>
        </draw:line>
        <draw:line draw:style-name="gr4" draw:text-style-name="P1" draw:layer="layout" svg:x1="17.869cm" svg:y1="13.09cm" svg:x2="19.854cm" svg:y2="13.09cm">
          <text:p/>
        </draw:line>
        <draw:line draw:style-name="gr4" draw:text-style-name="P1" draw:layer="layout" svg:x1="20.147cm" svg:y1="13.133cm" svg:x2="20.147cm" svg:y2="13.748cm">
          <text:p/>
        </draw:line>
        <draw:line draw:style-name="gr4" draw:text-style-name="P1" draw:layer="layout" svg:x1="19.853cm" svg:y1="13.09cm" svg:x2="20.148cm" svg:y2="13.09cm">
          <text:p/>
        </draw:line>
        <draw:line draw:style-name="gr4" draw:text-style-name="P1" draw:layer="layout" svg:x1="2.8cm" svg:y1="13.158cm" svg:x2="2.8cm" svg:y2="25.54cm">
          <text:p/>
        </draw:line>
        <draw:line draw:style-name="gr4" draw:text-style-name="P1" draw:layer="layout" svg:x1="5.3cm" svg:y1="13.158cm" svg:x2="5.3cm" svg:y2="17.112cm">
          <text:p/>
        </draw:line>
        <draw:line draw:style-name="gr4" draw:text-style-name="P1" draw:layer="layout" svg:x1="5.3cm" svg:y1="16.499cm" svg:x2="19.56cm" svg:y2="16.499cm">
          <text:p/>
        </draw:line>
        <draw:line draw:style-name="gr4" draw:text-style-name="P1" draw:layer="layout" svg:x1="7.283cm" svg:y1="16.567cm" svg:x2="7.283cm" svg:y2="17.112cm">
          <text:p/>
        </draw:line>
        <draw:line draw:style-name="gr4" draw:text-style-name="P1" draw:layer="layout" svg:x1="10.959cm" svg:y1="16.499cm" svg:x2="10.959cm" svg:y2="17.044cm">
          <text:p/>
        </draw:line>
        <draw:rect draw:style-name="gr2" draw:text-style-name="P1" draw:layer="layout" svg:width="3.088cm" svg:height="1.16cm" svg:x="9.414cm" svg:y="17.112cm">
          <text:p text:style-name="P1">Men</text:p>
        </draw:rect>
        <draw:rect draw:style-name="gr2" draw:text-style-name="P1" draw:layer="layout" svg:width="3.086cm" svg:height="1.16cm" svg:x="15.921cm" svg:y="16.994cm">
          <text:p text:style-name="P1">Women</text:p>
        </draw:rect>
        <draw:rect draw:style-name="gr2" draw:text-style-name="P1" draw:layer="layout" svg:width="3.087cm" svg:height="1.16cm" svg:x="27.868cm" svg:y="16.951cm">
          <text:p text:style-name="P1">Contact</text:p>
        </draw:rect>
        <draw:line draw:style-name="gr4" draw:text-style-name="P1" draw:layer="layout" svg:x1="2.8cm" svg:y1="25.586cm" svg:x2="16.11cm" svg:y2="25.575cm">
          <text:p/>
        </draw:line>
        <draw:rect draw:style-name="gr5" draw:text-style-name="P1" draw:layer="layout" svg:width="5.001cm" svg:height="1.159cm" svg:x="3.078cm" svg:y="26.141cm">
          <text:p text:style-name="P1">Terms &amp; Conditions</text:p>
        </draw:rect>
        <draw:line draw:style-name="gr4" draw:text-style-name="P1" draw:layer="layout" svg:x1="5.443cm" svg:y1="25.585cm" svg:x2="5.443cm" svg:y2="26.056cm">
          <text:p/>
        </draw:line>
        <draw:line draw:style-name="gr4" draw:text-style-name="P1" draw:layer="layout" svg:x1="10.813cm" svg:y1="25.578cm" svg:x2="10.813cm" svg:y2="26.123cm">
          <text:p/>
        </draw:line>
        <draw:rect draw:style-name="gr5" draw:text-style-name="P1" draw:layer="layout" svg:width="3.481cm" svg:height="1.16cm" svg:x="9.098cm" svg:y="26.116cm">
          <text:p text:style-name="P1">Privacy Policy</text:p>
        </draw:rect>
        <draw:rect draw:style-name="gr5" draw:text-style-name="P1" draw:layer="layout" svg:width="3.363cm" svg:height="1.16cm" svg:x="13.728cm" svg:y="26.04cm">
          <text:p text:style-name="P1">Social Media</text:p>
        </draw:rect>
        <draw:rect draw:style-name="gr6" draw:text-style-name="P2" draw:layer="layout" svg:width="8.1cm" svg:height="5.348cm" svg:x="29.2cm" svg:y="5.952cm">
          <text:p text:style-name="P2">Sitemap</text:p>
          <text:p text:style-name="P2">UpTrends</text:p>
          <text:p text:style-name="P2"/>
          <text:p text:style-name="P2">Lakshita</text:p>
          <text:p text:style-name="P2">Pui Ching Chung</text:p>
          <text:p text:style-name="P2">Lihang Yao</text:p>
          <text:p text:style-name="P2">Dhruval Viradiya</text:p>
        </draw:rect>
        <draw:rect draw:style-name="gr3" draw:text-style-name="P1" draw:layer="layout" svg:width="3.088cm" svg:height="1.159cm" svg:x="23.421cm" svg:y="13.731cm">
          <text:p text:style-name="P1">Login</text:p>
        </draw:rect>
        <draw:line draw:style-name="gr4" draw:text-style-name="P1" draw:layer="layout" svg:x1="17.87cm" svg:y1="13.09cm" svg:x2="15.958cm" svg:y2="13.09cm">
          <text:p/>
        </draw:line>
        <draw:line draw:style-name="gr4" draw:text-style-name="P1" draw:layer="layout" svg:x1="19.559cm" svg:y1="16.499cm" svg:x2="29.102cm" svg:y2="16.499cm">
          <text:p/>
        </draw:line>
        <draw:rect draw:style-name="gr7" draw:text-style-name="P1" draw:layer="layout" svg:width="3.597cm" svg:height="0.962cm" svg:x="10.302cm" svg:y="19.089cm">
          <text:p text:style-name="P1">Product List</text:p>
        </draw:rect>
        <draw:rect draw:style-name="gr7" draw:text-style-name="P1" draw:layer="layout" svg:width="3.308cm" svg:height="0.836cm" svg:x="10.314cm" svg:y="20.752cm">
          <text:p text:style-name="P1">Categories</text:p>
        </draw:rect>
        <draw:custom-shape draw:style-name="gr8" draw:text-style-name="P1" draw:layer="layout" svg:width="4.2cm" svg:height="1.155cm" draw:transform="skewX (0.0120427718387586) translate (10.455cm 22.41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572cm" svg:height="0.885cm" svg:x="29.195cm" svg:y="18.841cm">
          <text:p text:style-name="P1">Contact Form</text:p>
        </draw:rect>
        <draw:line draw:style-name="gr4" draw:text-style-name="P1" draw:layer="layout" svg:x1="16.099cm" svg:y1="25.585cm" svg:x2="16.099cm" svg:y2="26.123cm">
          <text:p/>
        </draw:line>
        <draw:line draw:style-name="gr4" draw:text-style-name="P1" draw:layer="layout" svg:x1="9.746cm" svg:y1="18.326cm" svg:x2="9.746cm" svg:y2="23.05cm">
          <text:p/>
        </draw:line>
        <draw:line draw:style-name="gr4" draw:text-style-name="P1" draw:layer="layout" svg:x1="9.746cm" svg:y1="19.528cm" svg:x2="10.302cm" svg:y2="19.528cm">
          <text:p/>
        </draw:line>
        <draw:line draw:style-name="gr4" draw:text-style-name="P1" draw:layer="layout" svg:x1="10.302cm" svg:y1="21.246cm" svg:x2="9.746cm" svg:y2="21.246cm">
          <text:p/>
        </draw:line>
        <draw:line draw:style-name="gr4" draw:text-style-name="P1" draw:layer="layout" svg:x1="9.746cm" svg:y1="22.964cm" svg:x2="10.487cm" svg:y2="22.964cm">
          <text:p/>
        </draw:line>
        <draw:rect draw:style-name="gr3" draw:text-style-name="P1" draw:layer="layout" svg:width="3.087cm" svg:height="1.159cm" svg:x="14.902cm" svg:y="13.688cm">
          <text:p text:style-name="P1">Register</text:p>
        </draw:rect>
        <draw:line draw:style-name="gr4" draw:text-style-name="P1" draw:layer="layout" svg:x1="20.119cm" svg:y1="13.086cm" svg:x2="32.807cm" svg:y2="13.086cm">
          <text:p/>
        </draw:line>
        <draw:line draw:style-name="gr4" draw:text-style-name="P1" draw:layer="layout" svg:x1="24.657cm" svg:y1="13.086cm" svg:x2="24.657cm" svg:y2="13.687cm">
          <text:p/>
        </draw:line>
        <draw:rect draw:style-name="gr3" draw:text-style-name="P1" draw:layer="layout" svg:width="3.088cm" svg:height="1.159cm" svg:x="27.496cm" svg:y="13.731cm">
          <text:p text:style-name="P1">Logout</text:p>
        </draw:rect>
        <draw:rect draw:style-name="gr3" draw:text-style-name="P1" draw:layer="layout" svg:width="3.088cm" svg:height="1.159cm" svg:x="31.325cm" svg:y="13.774cm">
          <text:p text:style-name="P1">Cart</text:p>
        </draw:rect>
        <draw:rect draw:style-name="gr2" draw:text-style-name="P1" draw:layer="layout" svg:width="3.087cm" svg:height="1.16cm" svg:x="22.126cm" svg:y="17.037cm">
          <text:p text:style-name="P1">Kids</text:p>
        </draw:rect>
        <draw:rect draw:style-name="gr7" draw:text-style-name="P1" draw:layer="layout" svg:width="3.597cm" svg:height="0.961cm" svg:x="16.97cm" svg:y="18.996cm">
          <text:p text:style-name="P1">Product List</text:p>
        </draw:rect>
        <draw:rect draw:style-name="gr7" draw:text-style-name="P1" draw:layer="layout" svg:width="3.308cm" svg:height="0.835cm" svg:x="16.877cm" svg:y="20.84cm">
          <text:p text:style-name="P1">Categories</text:p>
        </draw:rect>
        <draw:custom-shape draw:style-name="gr8" draw:text-style-name="P1" draw:layer="layout" svg:width="4.2cm" svg:height="1.155cm" draw:transform="skewX (0.0120427718387586) translate (23.513cm 22.448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597cm" svg:height="0.962cm" svg:x="23.268cm" svg:y="19.013cm">
          <text:p text:style-name="P1">Product List</text:p>
        </draw:rect>
        <draw:rect draw:style-name="gr7" draw:text-style-name="P1" draw:layer="layout" svg:width="3.308cm" svg:height="0.835cm" svg:x="23.479cm" svg:y="20.668cm">
          <text:p text:style-name="P1">Categories</text:p>
        </draw:rect>
        <draw:custom-shape draw:style-name="gr8" draw:text-style-name="P1" draw:layer="layout" svg:width="4.2cm" svg:height="1.155cm" draw:transform="skewX (0.0120427718387586) translate (16.613cm 22.496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1" draw:layer="layout" svg:x1="16.229cm" svg:y1="18.154cm" svg:x2="16.229cm" svg:y2="23.135cm">
          <text:p/>
        </draw:line>
        <draw:line draw:style-name="gr4" draw:text-style-name="P1" draw:layer="layout" svg:x1="16.229cm" svg:y1="19.442cm" svg:x2="16.97cm" svg:y2="19.442cm">
          <text:p/>
        </draw:line>
        <draw:line draw:style-name="gr4" draw:text-style-name="P1" draw:layer="layout" svg:x1="16.229cm" svg:y1="21.246cm" svg:x2="16.877cm" svg:y2="21.246cm">
          <text:p/>
        </draw:line>
        <draw:line draw:style-name="gr4" draw:text-style-name="P1" draw:layer="layout" svg:x1="16.229cm" svg:y1="23.049cm" svg:x2="16.692cm" svg:y2="23.049cm">
          <text:p/>
        </draw:line>
        <draw:line draw:style-name="gr4" draw:text-style-name="P1" draw:layer="layout" svg:x1="17.34cm" svg:y1="16.492cm" svg:x2="17.34cm" svg:y2="17.037cm">
          <text:p/>
        </draw:line>
        <draw:line draw:style-name="gr4" draw:text-style-name="P1" draw:layer="layout" svg:x1="23.638cm" svg:y1="16.436cm" svg:x2="23.638cm" svg:y2="16.981cm">
          <text:p/>
        </draw:line>
        <draw:line draw:style-name="gr4" draw:text-style-name="P1" draw:layer="layout" svg:x1="29.102cm" svg:y1="16.492cm" svg:x2="29.102cm" svg:y2="17.037cm">
          <text:p/>
        </draw:line>
        <draw:line draw:style-name="gr4" draw:text-style-name="P1" draw:layer="layout" svg:x1="28.786cm" svg:y1="13.154cm" svg:x2="28.786cm" svg:y2="13.755cm">
          <text:p/>
        </draw:line>
        <draw:line draw:style-name="gr4" draw:text-style-name="P1" draw:layer="layout" svg:x1="28.786cm" svg:y1="13.154cm" svg:x2="28.786cm" svg:y2="13.755cm">
          <text:p/>
        </draw:line>
        <draw:line draw:style-name="gr4" draw:text-style-name="P1" draw:layer="layout" svg:x1="32.787cm" svg:y1="13.052cm" svg:x2="32.787cm" svg:y2="13.773cm">
          <text:p/>
        </draw:line>
        <draw:line draw:style-name="gr4" draw:text-style-name="P1" draw:layer="layout" svg:x1="22.527cm" svg:y1="18.154cm" svg:x2="22.527cm" svg:y2="23.135cm">
          <text:p/>
        </draw:line>
        <draw:line draw:style-name="gr4" draw:text-style-name="P1" draw:layer="layout" svg:x1="22.527cm" svg:y1="19.528cm" svg:x2="23.268cm" svg:y2="19.528cm">
          <text:p/>
        </draw:line>
        <draw:line draw:style-name="gr4" draw:text-style-name="P1" draw:layer="layout" svg:x1="22.527cm" svg:y1="21.074cm" svg:x2="23.453cm" svg:y2="21.074cm">
          <text:p/>
        </draw:line>
        <draw:line draw:style-name="gr4" draw:text-style-name="P1" draw:layer="layout" svg:x1="22.527cm" svg:y1="23.049cm" svg:x2="23.361cm" svg:y2="23.049cm">
          <text:p/>
        </draw:line>
        <draw:line draw:style-name="gr4" draw:text-style-name="P1" draw:layer="layout" svg:x1="28.2cm" svg:y1="18.1cm" svg:x2="28.2cm" svg:y2="19.4cm">
          <text:p/>
        </draw:line>
        <draw:line draw:style-name="gr4" draw:text-style-name="P1" draw:layer="layout" svg:x1="28.2cm" svg:y1="19.4cm" svg:x2="29.2cm" svg:y2="1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2cm" fo:page-height="3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7T11:39:07.51</meta:creation-date>
    <dc:date>2022-07-14T13:40:12.03</dc:date>
    <meta:editing-duration>PT2H47M20S</meta:editing-duration>
    <meta:editing-cycles>12</meta:editing-cycles>
    <meta:generator>OpenOffice/4.1.10$Win32 OpenOffice.org_project/4110m2$Build-9807</meta:generator>
    <dc:creator>Lakshita </dc:creator>
    <meta:document-statistic meta:object-count="63"/>
  </office:meta>
</office:document-meta>
</file>